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fo:margin-left="0.0979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3021in"/>
    </style:style>
    <style:style style:name="Table1.D" style:family="table-column">
      <style:table-column-properties style:column-width="0.3125in"/>
    </style:style>
    <style:style style:name="Table1.J" style:family="table-column">
      <style:table-column-properties style:column-width="1.4375in"/>
    </style:style>
    <style:style style:name="Table1.1" style:family="table-row">
      <style:table-row-properties style:min-row-height="0.016in" fo:keep-together="always"/>
    </style:style>
    <style:style style:name="Table1.A1" style:family="table-cell">
      <style:table-cell-properties style:vertical-align="middle" fo:background-color="#ffffff" fo:padding-left="0.0278in" fo:padding-right="0.0278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0278in" fo:padding-right="0.0278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J1" style:family="table-cell">
      <style:table-cell-properties style:vertical-align="middle" fo:background-color="#ffffff" fo:padding-left="0.0278in" fo:padding-right="0.0278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0.016in" fo:keep-together="auto"/>
    </style:style>
    <style:style style:name="Table1.J3" style:family="table-cell">
      <style:table-cell-properties style:vertical-align="middle" fo:background-color="#ffffff" fo:padding-left="0.0278in" fo:padding-right="0.0278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Абзац_20_списку">
      <style:paragraph-properties fo:margin-left="0.25in" fo:margin-right="0in" fo:text-indent="0in" style:auto-text-indent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margin-left="0.4925in" fo:margin-right="0in" fo:text-align="justify" style:justify-single-word="false" fo:text-indent="-0.4925in" style:auto-text-indent="false">
        <style:tab-stops>
          <style:tab-stop style:position="0.4925in"/>
          <style:tab-stop style:position="0.7874in"/>
        </style:tab-stops>
      </style:paragraph-properties>
      <style:text-properties fo:font-size="14pt" fo:language="uk" fo:country="UA" style:font-size-asian="14pt" style:font-size-complex="14pt"/>
    </style:style>
    <style:style style:name="P3" style:family="paragraph" style:parent-style-name="Standard">
      <style:text-properties fo:font-size="14pt" fo:language="uk" fo:country="UA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fo:language="uk" fo:country="UA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fo:font-size="14pt" fo:language="uk" fo:country="UA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200%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Standard">
      <style:paragraph-properties fo:line-height="150%">
        <style:tab-stops>
          <style:tab-stop style:position="1.3335in" style:leader-style="solid" style:leader-text="_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3" style:family="paragraph" style:parent-style-name="Standard">
      <style:paragraph-properties fo:line-height="150%">
        <style:tab-stops>
          <style:tab-stop style:position="0.3835in" style:leader-style="solid" style:leader-text="_"/>
          <style:tab-stop style:position="1.5965in" style:leader-style="solid" style:leader-text="_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5" style:family="paragraph" style:parent-style-name="Standard">
      <style:paragraph-properties fo:line-height="150%" fo:orphans="2" fo:widows="2" style:text-autospace="ideograph-alpha"/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line-height="150%">
        <style:tab-stops>
          <style:tab-stop style:position="2.6665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17" style:family="paragraph" style:parent-style-name="Standard">
      <style:paragraph-properties fo:line-height="150%">
        <style:tab-stops>
          <style:tab-stop style:position="1.77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18" style:family="paragraph" style:parent-style-name="Standard">
      <style:paragraph-properties fo:line-height="150%">
        <style:tab-stops>
          <style:tab-stop style:position="2.2646in"/>
        </style:tab-stops>
      </style:paragraph-properties>
      <style:text-properties fo:font-size="14pt" fo:language="uk" fo:country="UA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style:font-size-asian="14pt" style:font-size-complex="14pt"/>
    </style:style>
    <style:style style:name="P20" style:family="paragraph" style:parent-style-name="Standard">
      <style:paragraph-properties fo:line-height="150%">
        <style:tab-stops>
          <style:tab-stop style:position="0.3866in" style:leader-style="solid" style:leader-text="_"/>
          <style:tab-stop style:position="1.5965in" style:leader-style="solid" style:leader-text="_"/>
          <style:tab-stop style:position="1.9665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21" style:family="paragraph" style:parent-style-name="Standard">
      <style:paragraph-properties fo:orphans="2" fo:widows="2" style:text-autospace="ideograph-alpha"/>
      <style:text-properties fo:font-size="14pt" fo:language="uk" fo:country="UA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2.0098in" style:leader-style="solid" style:leader-text="_"/>
          <style:tab-stop style:position="3.6736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23" style:family="paragraph" style:parent-style-name="Standard">
      <style:paragraph-properties>
        <style:tab-stops>
          <style:tab-stop style:position="1.3335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24" style:family="paragraph" style:parent-style-name="Standard">
      <style:paragraph-properties>
        <style:tab-stops>
          <style:tab-stop style:position="3.4264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25" style:family="paragraph" style:parent-style-name="Standard">
      <style:paragraph-properties fo:line-height="100%" fo:text-align="center" style:justify-single-word="false" style:snap-to-layout-grid="false"/>
      <style:text-properties fo:font-size="14pt" fo:language="uk" fo:country="UA" officeooo:rsid="001dab25" officeooo:paragraph-rsid="001dab25" style:font-size-asian="14pt" style:font-size-complex="14pt"/>
    </style:style>
    <style:style style:name="P26" style:family="paragraph" style:parent-style-name="Standard">
      <style:paragraph-properties fo:line-height="100%" fo:text-align="center" style:justify-single-word="false" style:snap-to-layout-grid="false"/>
      <style:text-properties fo:font-size="14pt" fo:language="uk" fo:country="UA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officeooo:rsid="001dbe23" officeooo:paragraph-rsid="001dbe23" style:font-size-asian="14pt" style:font-size-complex="14pt"/>
    </style:style>
    <style:style style:name="P28" style:family="paragraph" style:parent-style-name="Standard">
      <style:paragraph-properties fo:line-height="100%" fo:text-align="center" style:justify-single-word="false" style:snap-to-layout-grid="false"/>
      <style:text-properties fo:font-size="14pt" fo:language="uk" fo:country="UA" officeooo:rsid="001dbe23" officeooo:paragraph-rsid="001dbe23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officeooo:rsid="001edf1d" officeooo:paragraph-rsid="001edf1d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fo:font-size="14pt" fo:language="uk" fo:country="UA" officeooo:rsid="001edf1d" officeooo:paragraph-rsid="001edf1d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officeooo:rsid="001f70c9" officeooo:paragraph-rsid="001f70c9" style:font-size-asian="14pt" style:font-size-complex="14pt"/>
    </style:style>
    <style:style style:name="P32" style:family="paragraph" style:parent-style-name="Standard">
      <style:paragraph-properties fo:line-height="100%" fo:text-align="center" style:justify-single-word="false" style:snap-to-layout-grid="false"/>
      <style:text-properties fo:font-size="14pt" fo:language="uk" fo:country="UA" officeooo:rsid="001f70c9" officeooo:paragraph-rsid="001f70c9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officeooo:rsid="0021b20d" officeooo:paragraph-rsid="0021b20d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officeooo:rsid="002201ec" officeooo:paragraph-rsid="002201ec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officeooo:rsid="0022dc79" officeooo:paragraph-rsid="0022dc79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 style:snap-to-layout-grid="false"/>
      <style:text-properties fo:font-size="14pt" fo:language="uk" fo:country="UA" fo:font-weight="normal" officeooo:rsid="001dbe23" officeooo:paragraph-rsid="001dbe2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/>
    </style:style>
    <style:style style:name="P38" style:family="paragraph" style:parent-style-name="Standard">
      <style:paragraph-properties fo:line-height="200%"/>
    </style:style>
    <style:style style:name="P39" style:family="paragraph" style:parent-style-name="Standard">
      <style:paragraph-properties fo:line-height="200%"/>
      <style:text-properties officeooo:paragraph-rsid="001b1e6a"/>
    </style:style>
    <style:style style:name="P40" style:family="paragraph" style:parent-style-name="Standard">
      <style:paragraph-properties fo:text-align="center" style:justify-single-word="false" style:snap-to-layout-grid="false"/>
    </style:style>
    <style:style style:name="P41" style:family="paragraph" style:parent-style-name="Standard">
      <style:paragraph-properties>
        <style:tab-stops>
          <style:tab-stop style:position="2.0098in" style:leader-style="solid" style:leader-text="_"/>
          <style:tab-stop style:position="3.6736in" style:leader-style="solid" style:leader-text="_"/>
        </style:tab-stops>
      </style:paragraph-properties>
    </style:style>
    <style:style style:name="P42" style:family="paragraph" style:parent-style-name="Standard">
      <style:paragraph-properties fo:line-height="150%">
        <style:tab-stops>
          <style:tab-stop style:position="3.4264in" style:leader-style="solid" style:leader-text="_"/>
        </style:tab-stops>
      </style:paragraph-properties>
    </style:style>
    <style:style style:name="P43" style:family="paragraph" style:parent-style-name="Standard">
      <style:paragraph-properties fo:line-height="150%">
        <style:tab-stops>
          <style:tab-stop style:position="0.3835in" style:leader-style="solid" style:leader-text="_"/>
          <style:tab-stop style:position="1.5965in" style:leader-style="solid" style:leader-text="_"/>
        </style:tab-stops>
      </style:paragraph-properties>
    </style:style>
    <style:style style:name="P44" style:family="paragraph" style:parent-style-name="Standard">
      <style:paragraph-properties fo:line-height="150%">
        <style:tab-stops>
          <style:tab-stop style:position="0.3866in" style:leader-style="solid" style:leader-text="_"/>
          <style:tab-stop style:position="1.5965in" style:leader-style="solid" style:leader-text="_"/>
          <style:tab-stop style:position="1.9665in" style:leader-style="solid" style:leader-text="_"/>
        </style:tab-stops>
      </style:paragraph-properties>
    </style:style>
    <style:style style:name="P45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fo:font-size="14pt" fo:language="uk" fo:country="UA" style:font-size-asian="14pt" style:font-size-complex="14pt"/>
    </style:style>
    <style:style style:name="P46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0.3937in"/>
        </style:tab-stops>
      </style:paragraph-properties>
      <style:text-properties fo:font-size="14pt" fo:language="uk" fo:country="UA" style:font-size-asian="14pt" style:font-size-complex="14pt"/>
    </style:style>
    <style:style style:name="P4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language="uk" fo:country="UA" style:font-size-asian="14pt" style:font-size-complex="14pt"/>
    </style:style>
    <style:style style:name="P48" style:family="paragraph" style:parent-style-name="Standard">
      <style:paragraph-properties fo:text-align="center" style:justify-single-word="false" fo:orphans="2" fo:widows="2" fo:break-before="page" style:text-autospace="ideograph-alpha"/>
    </style:style>
    <style:style style:name="P49" style:family="paragraph" style:parent-style-name="Standard">
      <style:paragraph-properties fo:text-align="center" style:justify-single-word="false" fo:orphans="2" fo:widows="2" fo:break-before="page" style:text-autospace="ideograph-alpha"/>
      <style:text-properties fo:font-size="14pt" fo:language="uk" fo:country="UA" fo:font-weight="bold" style:font-size-asian="14pt" style:font-weight-asian="bold" style:font-size-complex="14pt"/>
    </style:style>
    <style:style style:name="P50" style:family="paragraph" style:parent-style-name="Standard">
      <style:paragraph-properties fo:line-height="150%" fo:text-align="center" style:justify-single-word="false" fo:break-before="page">
        <style:tab-stops>
          <style:tab-stop style:position="2.2646in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 fo:text-align="center" style:justify-single-word="false" fo:break-before="page"/>
    </style:style>
    <style:style style:name="P52" style:family="paragraph" style:parent-style-name="Standard">
      <style:paragraph-properties fo:margin-left="-0.0984in" fo:margin-right="-0.1598in" fo:line-height="200%" fo:text-align="center" style:justify-single-word="false" fo:text-indent="0in" style:auto-text-indent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.5909in" fo:margin-right="0in" fo:text-align="center" style:justify-single-word="false" fo:text-indent="0in" style:auto-text-indent="false"/>
    </style:style>
    <style:style style:name="P54" style:family="paragraph" style:parent-style-name="Standard">
      <style:paragraph-properties fo:margin-left="2.0673in" fo:margin-right="0in" fo:text-align="center" style:justify-single-word="false" fo:text-indent="0in" style:auto-text-indent="false"/>
    </style:style>
    <style:style style:name="P55" style:family="paragraph" style:parent-style-name="Standard">
      <style:paragraph-properties fo:margin-left="0.5909in" fo:margin-right="0.2846in" fo:text-align="center" style:justify-single-word="false" fo:text-indent="0in" style:auto-text-indent="false"/>
    </style:style>
    <style:style style:name="P56" style:family="paragraph" style:parent-style-name="Standard">
      <style:paragraph-properties fo:margin-left="0.9846in" fo:margin-right="0.9736in" fo:text-align="center" style:justify-single-word="false" fo:text-indent="0in" style:auto-text-indent="false"/>
    </style:style>
    <style:style style:name="P57" style:family="paragraph" style:parent-style-name="Standard">
      <style:paragraph-properties fo:margin-left="1.5752in" fo:margin-right="0.2846in" fo:text-align="center" style:justify-single-word="false" fo:text-indent="0in" style:auto-text-indent="false"/>
    </style:style>
    <style:style style:name="P58" style:family="paragraph" style:parent-style-name="Standard">
      <style:paragraph-properties fo:margin-left="0in" fo:margin-right="0.2846in" fo:text-align="center" style:justify-single-word="false" fo:text-indent="0in" style:auto-text-indent="false">
        <style:tab-stops>
          <style:tab-stop style:position="4.4299in"/>
        </style:tab-stops>
      </style:paragraph-properties>
    </style:style>
    <style:style style:name="P59" style:family="paragraph" style:parent-style-name="Standard">
      <style:paragraph-properties fo:margin-left="1.1811in" fo:margin-right="0.3835in" fo:text-align="center" style:justify-single-word="false" fo:text-indent="0in" style:auto-text-indent="false"/>
    </style:style>
    <style:style style:name="P60" style:family="paragraph" style:parent-style-name="Standard">
      <style:paragraph-properties fo:margin-top="0in" fo:margin-bottom="0.139in" loext:contextual-spacing="false" fo:orphans="2" fo:widows="2" style:text-autospace="ideograph-alpha"/>
      <style:text-properties fo:font-size="14pt" fo:language="uk" fo:country="UA" style:font-size-asian="14pt" style:font-size-complex="14pt"/>
    </style:style>
    <style:style style:name="P61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officeooo:rsid="0021b20d" officeooo:paragraph-rsid="0023748d" style:font-size-asian="14pt" style:font-size-complex="14pt"/>
    </style:style>
    <style:style style:name="P62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officeooo:rsid="0021b20d" officeooo:paragraph-rsid="00267afd" style:font-size-asian="14pt" style:font-size-complex="14pt"/>
    </style:style>
    <style:style style:name="P63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fo:font-weight="normal" officeooo:rsid="0021b20d" officeooo:paragraph-rsid="0025cf23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fo:font-weight="normal" officeooo:rsid="0021b20d" officeooo:paragraph-rsid="002831c4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fo:font-weight="normal" officeooo:rsid="0021b20d" officeooo:paragraph-rsid="002ad5b7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officeooo:paragraph-rsid="0023748d"/>
    </style:style>
    <style:style style:name="P67" style:family="paragraph" style:parent-style-name="Standard">
      <style:paragraph-properties fo:margin-top="0in" fo:margin-bottom="0.139in" loext:contextual-spacing="false" fo:text-align="center" style:justify-single-word="false" fo:orphans="2" fo:widows="2" fo:break-before="page" style:text-autospace="ideograph-alpha"/>
    </style:style>
    <style:style style:name="P68" style:family="paragraph" style:parent-style-name="Standard">
      <style:paragraph-properties fo:margin-left="0in" fo:margin-right="0.3835in" fo:text-align="center" style:justify-single-word="false" fo:text-indent="0in" style:auto-text-indent="false"/>
    </style:style>
    <style:style style:name="P69" style:family="paragraph" style:parent-style-name="Standard">
      <style:paragraph-properties fo:margin-left="0.3937in" fo:margin-right="0in" fo:text-align="justify" style:justify-single-word="false" fo:text-indent="-0.4925in" style:auto-text-indent="false">
        <style:tab-stops>
          <style:tab-stop style:position="0.3937in"/>
        </style:tab-stops>
      </style:paragraph-properties>
    </style:style>
    <style:style style:name="P70" style:family="paragraph" style:parent-style-name="Standard">
      <style:paragraph-properties fo:margin-left="0.3937in" fo:margin-right="0in" fo:text-indent="-0.4925in" style:auto-text-indent="false">
        <style:tab-stops>
          <style:tab-stop style:position="0.4925in"/>
        </style:tab-stops>
      </style:paragraph-properties>
      <style:text-properties fo:font-size="14pt" fo:language="uk" fo:country="UA" style:font-size-asian="14pt" style:font-size-complex="14pt"/>
    </style:style>
    <style:style style:name="P71" style:family="paragraph" style:parent-style-name="Standard">
      <style:paragraph-properties fo:margin-left="0in" fo:margin-right="0in" fo:line-height="150%" fo:text-align="center" style:justify-single-word="false" fo:text-indent="-0.0693in" style:auto-text-indent="false">
        <style:tab-stops>
          <style:tab-stop style:position="1.6535in" style:leader-style="solid" style:leader-text="_"/>
          <style:tab-stop style:position="2.3366in"/>
        </style:tab-stops>
      </style:paragraph-properties>
      <style:text-properties fo:font-size="14pt" fo:language="uk" fo:country="UA" style:font-size-asian="14pt" style:font-size-complex="14pt"/>
    </style:style>
    <style:style style:name="P72" style:family="paragraph" style:parent-style-name="Standard">
      <style:paragraph-properties fo:margin-left="0in" fo:margin-right="0in" fo:line-height="150%" fo:text-align="center" style:justify-single-word="false" fo:text-indent="-0.0693in" style:auto-text-indent="false" fo:break-before="page">
        <style:tab-stops>
          <style:tab-stop style:position="1.6535in" style:leader-style="solid" style:leader-text="_"/>
          <style:tab-stop style:position="2.3366in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73" style:family="paragraph" style:parent-style-name="Абзац_20_списку" style:list-style-name="WW8Num1">
      <style:paragraph-properties fo:margin-left="0.4925in" fo:margin-right="0in" fo:text-align="justify" style:justify-single-word="false" fo:text-indent="-0.4925in" style:auto-text-indent="false"/>
      <style:text-properties fo:font-size="14pt" fo:language="uk" fo:country="UA" style:font-size-asian="14pt" style:font-size-complex="14pt"/>
    </style:style>
    <style:style style:name="P74" style:family="paragraph" style:parent-style-name="Standard" style:master-page-name="Standard">
      <style:paragraph-properties fo:text-align="center" style:justify-single-word="false" style:page-number="auto"/>
    </style:style>
    <style:style style:name="P75" style:family="paragraph" style:parent-style-name="Standard">
      <style:paragraph-properties>
        <style:tab-stops>
          <style:tab-stop style:position="3.4264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76" style:family="paragraph" style:parent-style-name="Standard" style:list-style-name="WW8Num2">
      <style:paragraph-properties fo:margin-left="0.3937in" fo:margin-right="0in" fo:text-align="justify" style:justify-single-word="false" fo:text-indent="-0.3937in" style:auto-text-indent="false">
        <style:tab-stops>
          <style:tab-stop style:position="0.3937in"/>
        </style:tab-stops>
      </style:paragraph-properties>
    </style:style>
    <style:style style:name="P77" style:family="paragraph" style:parent-style-name="Standard" style:list-style-name="WW8Num2">
      <style:paragraph-properties fo:margin-left="0.3937in" fo:margin-right="0in" fo:text-align="justify" style:justify-single-word="false" fo:text-indent="-0.3937in" style:auto-text-indent="false">
        <style:tab-stops>
          <style:tab-stop style:position="0.3937in"/>
        </style:tab-stops>
      </style:paragraph-properties>
      <style:text-properties fo:font-size="14pt" fo:language="uk" fo:country="UA" style:font-size-asian="14pt" style:font-size-complex="14pt"/>
    </style:style>
    <style:style style:name="P78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fo:font-weight="bold" officeooo:rsid="0021b20d" officeooo:paragraph-rsid="0023748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top="0in" fo:margin-bottom="0.139in" loext:contextual-spacing="false" fo:line-height="100%" fo:text-align="start" style:justify-single-word="false" fo:orphans="2" fo:widows="2" style:text-autospace="ideograph-alpha" style:snap-to-layout-grid="false"/>
      <style:text-properties fo:font-size="14pt" fo:language="uk" fo:country="UA" style:text-underline-style="none" fo:font-weight="normal" officeooo:rsid="002ad5b7" officeooo:paragraph-rsid="002ad5b7" style:font-size-asian="14pt" style:font-weight-asian="normal" style:font-size-complex="14pt" style:font-weight-complex="normal"/>
    </style:style>
    <style:style style:name="P80" style:family="paragraph" style:parent-style-name="Standard" style:list-style-name="WW8Num3">
      <style:paragraph-properties fo:margin-left="1.3783in" fo:margin-right="0in" fo:text-indent="-0.4925in" style:auto-text-indent="false">
        <style:tab-stops>
          <style:tab-stop style:position="0.4925in"/>
          <style:tab-stop style:position="0.6898in"/>
        </style:tab-stops>
      </style:paragraph-properties>
      <style:text-properties fo:font-size="14pt" fo:language="uk" fo:country="UA" style:font-size-asian="14pt" style:font-size-complex="14pt"/>
    </style:style>
    <style:style style:name="P81" style:family="paragraph" style:parent-style-name="Standard" style:list-style-name="WW8Num1">
      <style:paragraph-properties fo:margin-left="0.4925in" fo:margin-right="0in" fo:text-align="justify" style:justify-single-word="false" fo:text-indent="-0.4925in" style:auto-text-indent="false">
        <style:tab-stops>
          <style:tab-stop style:position="0.4925in"/>
          <style:tab-stop style:position="0.7874in"/>
        </style:tab-stops>
      </style:paragraph-properties>
      <style:text-properties fo:font-size="14pt" fo:language="uk" fo:country="UA" style:font-size-asian="14pt" style:font-size-complex="14pt"/>
    </style:style>
    <style:style style:name="P82" style:family="paragraph" style:parent-style-name="Standard" style:list-style-name="WW8Num1">
      <style:paragraph-properties fo:margin-left="0.4925in" fo:margin-right="0in" fo:text-align="justify" style:justify-single-word="false" fo:text-indent="-0.4925in" style:auto-text-indent="false">
        <style:tab-stops>
          <style:tab-stop style:position="0.4925in"/>
          <style:tab-stop style:position="0.787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48d" style:font-weight-asian="bold" style:font-weight-complex="bold"/>
    </style:style>
    <style:style style:name="T3" style:family="text">
      <style:text-properties fo:font-weight="bold" officeooo:rsid="00267af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fo:font-size="14pt" fo:language="uk" fo:country="UA" fo:font-weight="bold" style:font-size-asian="14pt" style:font-weight-asian="bold" style:font-size-complex="14pt"/>
    </style:style>
    <style:style style:name="T8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uk" fo:country="UA" style:font-size-asian="14pt" style:font-size-complex="14pt"/>
    </style:style>
    <style:style style:name="T10" style:family="text">
      <style:text-properties fo:font-size="14pt" fo:language="uk" fo:country="UA" style:font-size-asian="14pt" style:font-size-complex="14pt" style:font-style-complex="italic"/>
    </style:style>
    <style:style style:name="T11" style:family="text">
      <style:text-properties fo:font-size="14pt" fo:language="uk" fo:country="UA" style:font-size-asian="14pt" style:font-size-complex="14pt" style:font-weight-complex="bold"/>
    </style:style>
    <style:style style:name="T12" style:family="text">
      <style:text-properties fo:font-size="14pt" fo:language="uk" fo:country="UA" officeooo:rsid="0018f6d2" style:font-size-asian="14pt" style:font-size-complex="14pt"/>
    </style:style>
    <style:style style:name="T13" style:family="text">
      <style:text-properties fo:font-size="14pt" fo:language="uk" fo:country="UA" officeooo:rsid="001b1e6a" style:font-size-asian="14pt" style:font-size-complex="14pt"/>
    </style:style>
    <style:style style:name="T14" style:family="text">
      <style:text-properties fo:font-size="14pt" fo:language="uk" fo:country="UA" fo:font-style="italic" style:font-size-asian="14pt" style:font-style-asian="italic" style:font-size-complex="14pt"/>
    </style:style>
    <style:style style:name="T15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16" style:family="text">
      <style:text-properties fo:font-size="14pt" fo:language="uk" fo:country="UA" fo:font-style="italic" officeooo:rsid="0018f6d2" style:font-size-asian="14pt" style:font-style-asian="italic" style:font-size-complex="14pt" style:font-style-complex="italic"/>
    </style:style>
    <style:style style:name="T17" style:family="text">
      <style:text-properties fo:font-size="14pt" fo:language="uk" fo:country="UA" fo:font-style="italic" fo:font-weight="bold" officeooo:rsid="0018f6d2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language="uk" fo:country="UA" fo:font-style="italic" fo:font-weight="bold" officeooo:rsid="001b1e6a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language="uk" fo:country="UA" fo:font-weight="normal" officeooo:rsid="0021b20d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officeooo:rsid="0023d59e" style:font-size-asian="14pt" style:font-weight-asian="normal" style:font-size-complex="14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style:font-size-asian="14pt" style:font-size-complex="14pt" style:font-weight-complex="bold"/>
    </style:style>
    <style:style style:name="T23" style:family="text">
      <style:text-properties fo:font-size="14pt" fo:language="en" fo:country="US" fo:font-weight="bold" style:font-size-asian="14pt" style:font-weight-asian="bold" style:font-size-complex="14pt"/>
    </style:style>
    <style:style style:name="T24" style:family="text">
      <style:text-properties fo:font-size="14pt" fo:language="en" fo:country="US" fo:font-style="italic" fo:font-weight="bold" officeooo:rsid="0018f6d2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tyle="italic" fo:font-weight="bold" officeooo:rsid="00182d45" style:font-style-asian="italic" style:font-weight-asian="bold" style:font-style-complex="italic" style:font-weight-complex="bold"/>
    </style:style>
    <style:style style:name="T26" style:family="text">
      <style:text-properties style:text-position="super 58%" fo:font-size="14pt" fo:language="uk" fo:country="UA" fo:font-weight="bold" style:font-size-asian="14pt" style:font-weight-asian="bold" style:font-size-complex="14pt"/>
    </style:style>
    <style:style style:name="T27" style:family="text">
      <style:text-properties fo:language="en" fo:country="US" officeooo:rsid="00164b29"/>
    </style:style>
    <style:style style:name="T28" style:family="text">
      <style:text-properties fo:language="en" fo:country="US" style:text-underline-style="none" fo:font-weight="normal" officeooo:rsid="0022d584" style:font-weight-asian="normal" style:font-weight-complex="normal"/>
    </style:style>
    <style:style style:name="T29" style:family="text">
      <style:text-properties fo:language="en" fo:country="US" style:text-underline-style="none" officeooo:rsid="0022d584"/>
    </style:style>
    <style:style style:name="T30" style:family="text">
      <style:text-properties fo:language="en" fo:country="US" style:text-underline-style="none" officeooo:rsid="002ad5b7"/>
    </style:style>
    <style:style style:name="T31" style:family="text">
      <style:text-properties officeooo:rsid="00164b29"/>
    </style:style>
    <style:style style:name="T32" style:family="text">
      <style:text-properties officeooo:rsid="00182d45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officeooo:rsid="0023d59e" style:font-size-asian="14pt" style:font-size-complex="14pt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officeooo:rsid="0025cf23"/>
    </style:style>
    <style:style style:name="T37" style:family="text">
      <style:text-properties style:text-underline-style="none" officeooo:rsid="0025eb44"/>
    </style:style>
    <style:style style:name="T38" style:family="text">
      <style:text-properties style:text-underline-style="none" officeooo:rsid="002831c4"/>
    </style:style>
    <style:style style:name="T39" style:family="text">
      <style:text-properties style:text-underline-style="none" officeooo:rsid="002957dd"/>
    </style:style>
    <style:style style:name="T40" style:family="text">
      <style:text-properties style:text-underline-style="none" officeooo:rsid="002ad5b7"/>
    </style:style>
    <style:style style:name="T41" style:family="text">
      <style:text-properties style:text-underline-style="none" officeooo:rsid="002dcc1d"/>
    </style:style>
    <style:style style:name="T42" style:family="text">
      <style:text-properties style:text-underline-style="none" officeooo:rsid="002f16df"/>
    </style:style>
    <style:style style:name="T43" style:family="text">
      <style:text-properties officeooo:rsid="0022dc79"/>
    </style:style>
    <style:style style:name="T44" style:family="text">
      <style:text-properties fo:color="#000000" style:font-name="Times New Roman" fo:font-size="14pt" fo:language="uk" fo:country="UA" fo:font-weight="normal" officeooo:rsid="0023d59e" style:font-size-asian="14pt" style:font-weight-asian="normal" style:font-size-complex="14pt" style:font-weight-complex="normal"/>
    </style:style>
    <style:style style:name="T45" style:family="text">
      <style:text-properties fo:color="#000000" style:font-name="Times New Roman" fo:font-size="14pt" fo:language="uk" fo:country="UA" fo:font-weight="normal" officeooo:rsid="0024d041" style:font-size-asian="14pt" style:font-weight-asian="normal" style:font-size-complex="14pt" style:font-weight-complex="normal"/>
    </style:style>
    <style:style style:name="T46" style:family="text">
      <style:text-properties fo:color="#000000" style:font-name="Times New Roman" fo:font-size="14pt" fo:language="uk" fo:country="UA" officeooo:rsid="0023d59e" style:font-size-asian="14pt" style:font-size-complex="14pt"/>
    </style:style>
    <style:style style:name="T47" style:family="text">
      <style:text-properties fo:color="#000000" style:font-name="Times New Roman" fo:font-size="14pt" fo:language="uk" fo:country="UA" officeooo:rsid="0024d041" style:font-size-asian="14pt" style:font-size-complex="14pt"/>
    </style:style>
    <style:style style:name="T48" style:family="text">
      <style:text-properties fo:color="#000000" style:font-name="Times New Roman" fo:font-size="14pt" style:font-size-asian="14pt" style:font-size-complex="14pt"/>
    </style:style>
    <style:style style:name="T49" style:family="text">
      <style:text-properties officeooo:rsid="0024d0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5">6. Правила </text:span><text:span text:style-name="T8">ведення й оформлення </text:span><text:span text:style-name="T7">щоденника</text:span></text:p>
      <text:p text:style-name="P3"/>
      <text:list xml:id="list1620581836624127609" text:style-name="WW8Num2">
        <text:list-item>
          <text:p text:style-name="P76"><text:span text:style-name="T9">Щоденник –</text:span><text:span text:style-name="T21"> </text:span><text:span text:style-name="T9">основний документ студента під час проходження практики.</text:span></text:p>
        </text:list-item>
      </text:list>
      <text:p text:style-name="P46"/>
      <text:list xml:id="list63459049993469" text:continue-numbering="true" text:style-name="WW8Num2">
        <text:list-item>
          <text:p text:style-name="P77">Якщо студент проходить практику за межами м. Львова, щоденник є також посвідченням про відрядження студента, що підтверджує тривалість перебування його на практиці.</text:p>
        </text:list-item>
      </text:list>
      <text:p text:style-name="P46"/>
      <text:list xml:id="list63458975657364" text:continue-numbering="true" text:style-name="WW8Num2">
        <text:list-item>
          <text:p text:style-name="P77">Під час практики студент повинен коротко записувати щоденне виконання календарного графіка проходження практики. Докладні записи слід вести в робочих зошитах, які є продовженням щоденника.</text:p>
        </text:list-item>
      </text:list>
      <text:p text:style-name="P46"/>
      <text:list xml:id="list63459849493778" text:continue-numbering="true" text:style-name="WW8Num2">
        <text:list-item>
          <text:p text:style-name="P76"><text:span text:style-name="T9">Не рідше як раз на тиждень студент зобов’язаний подавати щоденник на перегляд керівникам практики від </text:span><text:span text:style-name="T21">Університету та </text:span><text:span text:style-name="T9">від підприємства, які перевіряють щоденник, дають письмові зауваження, додаткові завдання й підписують зроблені студентом записи.</text:span></text:p>
        </text:list-item>
      </text:list>
      <text:p text:style-name="P46"/>
      <text:list xml:id="list63459309575562" text:continue-numbering="true" text:style-name="WW8Num2">
        <text:list-item>
          <text:p text:style-name="P77">Після закінчення практики щоденник разом із звітом переглядають керівники практики, складають відгуки і підписують їх.</text:p>
        </text:list-item>
      </text:list>
      <text:p text:style-name="P46"/>
      <text:list xml:id="list63459372708935" text:continue-numbering="true" text:style-name="WW8Num2">
        <text:list-item>
          <text:p text:style-name="P77">Відповідно оформлений щоденник разом із звітом студент здає на кафедру.</text:p>
        </text:list-item>
      </text:list>
      <text:p text:style-name="P45"/>
      <text:p text:style-name="P47">Практика не зараховується, якщо щоденник не оформлений згідно з вимогами програми практики.</text:p>
      <text:p text:style-name="P1"/>
      <text:p text:style-name="P52">ЛЬВІВСЬКИЙ НАЦІОНАЛЬНИЙ УНІВЕРСИТЕТ ІМЕНІ ІВАНА ФРАНКА</text:p>
      <text:p text:style-name="P6">Кафедра <text:span text:style-name="T31">радіофізики та </text:span><text:span text:style-name="T27">комп'ютерних</text:span><text:span text:style-name="T31"> технологій</text:span></text:p>
      <text:p text:style-name="P6"/>
      <text:p text:style-name="P6"/>
      <text:p text:style-name="P6"/>
      <text:p text:style-name="P6"/>
      <text:p text:style-name="P6"/>
      <text:p text:style-name="P6">ЩОДЕННИК ПРАКТИКИ</text:p>
      <text:p text:style-name="P5"/>
      <text:p text:style-name="P10">студент<text:span text:style-name="T32">ки</text:span>_______________ <text:s text:c="4"/><text:span text:style-name="T25">Литвин Віри Василівни</text:span><text:span text:style-name="T32"> <text:s text:c="3"/></text:span>__________________</text:p>
      <text:p text:style-name="P53"><text:span text:style-name="T9">(</text:span><text:span text:style-name="T14">прізвище, ім’я, по батькові</text:span><text:span text:style-name="T9">)</text:span></text:p>
      <text:p text:style-name="P38"><text:span text:style-name="T9">факультет _____________________ <text:s text:c="4"/></text:span><text:span text:style-name="T17">електроніки</text:span><text:span text:style-name="T12"> <text:s text:c="4"/></text:span><text:span text:style-name="T15">_____________________</text:span></text:p>
      <text:p text:style-name="P38"><text:span text:style-name="T9">курс ____ <text:s/></text:span><text:span text:style-name="T24">V</text:span><text:span text:style-name="T9"> <text:s/>____________</text:span><text:span text:style-name="T15">______ <text:s text:c="6"/></text:span><text:span text:style-name="T10">група</text:span><text:span text:style-name="T15"> _____ <text:s text:c="3"/></text:span><text:span text:style-name="T17">ФЕІ-51м</text:span><text:span text:style-name="T16"> <text:s text:c="3"/></text:span><text:span text:style-name="T15">____________</text:span></text:p>
      <text:p text:style-name="Standard"><text:span text:style-name="T9">напрям підготовки (спеціальність) ______ <text:s text:c="2"/></text:span><text:span text:style-name="T18">8.05080102</text:span><text:span text:style-name="T13"> <text:s text:c="2"/></text:span><text:span text:style-name="T9">_____________</text:span><text:span text:style-name="T15">______</text:span></text:p>
      <text:p text:style-name="P54"><text:span text:style-name="T9">(</text:span><text:span text:style-name="T14">шифр, назва</text:span><text:span text:style-name="T9">)</text:span></text:p>
      <text:p text:style-name="P39"><text:span text:style-name="T11">______________________ <text:s text:c="2"/></text:span><text:span text:style-name="T18">“Інформаційні технології проектування”</text:span><text:span text:style-name="T11"> <text:s text:c="2"/>_____</text:span></text:p>
      <text:p text:style-name="P11"/>
      <text:p text:style-name="P49">РОЗПОРЯДЖЕННЯ</text:p>
      <text:p text:style-name="P7">ПРО СКЕРУВАННЯ СТУДЕНТА НА ПРАКТИКУ</text:p>
      <text:p text:style-name="P3"/>
      <text:p text:style-name="P10">Студент ________________________________________________________</text:p>
      <text:p text:style-name="P55"><text:span text:style-name="T9">(</text:span><text:span text:style-name="T14">прізвище, ім’я, по батькові</text:span><text:span text:style-name="T9">)</text:span></text:p>
      <text:p text:style-name="P22"/>
      <text:p text:style-name="P41"><text:span text:style-name="T9">скеровується на ______________</text:span><text:span text:style-name="T15">__________________________</text:span><text:span text:style-name="T21"> </text:span><text:span text:style-name="T9">практику в</text:span></text:p>
      <text:p text:style-name="P56"><text:span text:style-name="T9">(</text:span><text:span text:style-name="T14">вид практики</text:span><text:span text:style-name="T9">)</text:span></text:p>
      <text:p text:style-name="P23">місто ______________ на _________________________________________</text:p>
      <text:p text:style-name="P57"><text:span text:style-name="T9">(</text:span><text:span text:style-name="T14">назва підприємства, установи</text:span><text:span text:style-name="T9">)</text:span></text:p>
      <text:p text:style-name="P12">_______________________________________________________________</text:p>
      <text:p text:style-name="P16">Термін практики: <text:s/>з _______________________ по ____________________</text:p>
      <text:p text:style-name="P42"><text:span text:style-name="T9">Керівник практики від Університету</text:span><text:span text:style-name="T21">, </text:span><text:span text:style-name="T9">факультету <text:s/>____________________</text:span></text:p>
      <text:p text:style-name="P24">_______________________________________________________________</text:p>
      <text:p text:style-name="P58"><text:span text:style-name="T9">(</text:span><text:span text:style-name="T14">посада,</text:span><text:span text:style-name="T9"> </text:span><text:span text:style-name="T14">прізвище, ім’я, по батькові</text:span><text:span text:style-name="T9">)</text:span></text:p>
      <text:p text:style-name="P10"/>
      <text:p text:style-name="P24">Декан факультету _______________________________________________</text:p>
      <text:p text:style-name="P59"><text:span text:style-name="T9">(</text:span><text:span text:style-name="T14">підпис</text:span><text:span text:style-name="T9">, </text:span><text:span text:style-name="T14">прізвище, ім’я, по батькові</text:span><text:span text:style-name="T9">)</text:span></text:p>
      <text:p text:style-name="P60">М.П.</text:p>
      <text:p text:style-name="P60"/>
      <text:p text:style-name="P15">Керівник практики від підприємства (установи) ______________________</text:p>
      <text:p text:style-name="P24">_______________________________________________________________</text:p>
      <text:p text:style-name="P68"><text:span text:style-name="T9">(</text:span><text:span text:style-name="T14">посада,</text:span><text:span text:style-name="T9"> </text:span><text:span text:style-name="T14">прізвище, ім’я, по батькові</text:span><text:span text:style-name="T9">)</text:span></text:p>
      <text:p text:style-name="P21"/>
      <text:p text:style-name="P60">Прибув на підприємство (установу) </text:p>
      <text:p text:style-name="P60">М.П.<text:tab/><text:tab/><text:tab/><text:tab/><text:tab/>«____» ___________201__ р.</text:p>
      <text:p text:style-name="P24">_______________________________________________________________</text:p>
      <text:p text:style-name="P68"><text:span text:style-name="T9">(</text:span><text:span text:style-name="T14">посада,</text:span><text:span text:style-name="T9"> </text:span><text:span text:style-name="T14">підпис</text:span><text:span text:style-name="T9">, </text:span><text:span text:style-name="T14">прізвище, ім’я, по батькові відповідальної особи</text:span><text:span text:style-name="T9">)</text:span></text:p>
      <text:p text:style-name="P60"/>
      <text:p text:style-name="P60">Вибув з підприємства (установи) </text:p>
      <text:p text:style-name="P60">М.П.<text:tab/><text:tab/><text:tab/><text:tab/><text:tab/>«____» ___________201__ р.</text:p>
      <text:p text:style-name="P24">_______________________________________________________________</text:p>
      <text:p text:style-name="P68"><text:span text:style-name="T9">(</text:span><text:span text:style-name="T14">посада,</text:span><text:span text:style-name="T9"> </text:span><text:span text:style-name="T14">підпис</text:span><text:span text:style-name="T9">, </text:span><text:span text:style-name="T14">прізвище, ім’я, по батькові відповідальної особи</text:span><text:span text:style-name="T9">)</text:span></text:p>
      <text:p text:style-name="P51"><text:span text:style-name="T4">5.</text:span><text:span text:style-name="T21"> </text:span><text:span text:style-name="T8">Робочі записи під час практики</text:span></text:p>
      <text:p text:style-name="P78">Прим.№1 </text:p>
      <text:p text:style-name="P66"><text:span text:style-name="T19"><text:tab/></text:span><text:span text:style-name="T20">Серед розглянутих нереляційних баз даних найоптимальнішими варіантам</text:span><text:span text:style-name="T44">и було визнано використання </text:span><text:span text:style-name="T45">1) </text:span><text:span text:style-name="T33">CouchDB </text:span><text:span text:style-name="T34">у поєднанні з </text:span><text:span text:style-name="T33">PouchDB</text:span><text:span text:style-name="T48"> </text:span><text:span text:style-name="T46">або ж </text:span><text:span text:style-name="T47">2) </text:span><text:span text:style-name="T34">MongoDB. В поточній версії ПЗ використовується другий варіант.</text:span></text:p>
      <text:p text:style-name="P61"><text:span text:style-name="T1">Прим.№</text:span><text:span text:style-name="T2">2</text:span></text:p>
      <text:p text:style-name="P63"><text:tab/><text:span text:style-name="T49">Оскільки ПЗ перебуває на стадії активної розробки, в модель БД постійно вносяться зміни та доповнення, відповідних змін потребує як серверна частина з </text:span><text:span text:style-name="T29">REST full API, </text:span><text:span text:style-name="T36">так і </text:span><text:span text:style-name="T37">прототип </text:span><text:span text:style-name="T36">графічн</text:span><text:span text:style-name="T37">ого</text:span><text:span text:style-name="T36"> інтерфейс</text:span><text:span text:style-name="T37">у</text:span><text:span text:style-name="T36"> додатку.</text:span></text:p>
      <text:p text:style-name="P62"><text:span text:style-name="T1">Прим.№</text:span><text:span text:style-name="T3">3</text:span></text:p>
      <text:p text:style-name="P65"><text:span text:style-name="T36"><text:tab/></text:span><text:span text:style-name="T40">Архітектурне планування застосунку є багатоплановим</text:span><text:span text:style-name="T36">. </text:span><text:span text:style-name="T40">Попри велику кількість розглянутих технічних засобів, для серверної частини обра</text:span><text:span text:style-name="T41">но</text:span><text:span text:style-name="T40"> </text:span><text:span text:style-name="T30">Node.js, </text:span><text:span text:style-name="T40">а для проектування інтерфейсу надбудову</text:span><text:span text:style-name="T30"> Angular.js. </text:span></text:p>
      <text:p text:style-name="P65"><text:span text:style-name="T30"><text:tab/></text:span><text:span text:style-name="T40">Крім того, використовуються багато зовнішніх утиліт та бібліотек для оптимізації процесу розробки. </text:span></text:p>
      <text:p text:style-name="P79"><text:tab/>Повний список засобів, що використовуються під час розробки додатку можна знайти в описі проекту на сайті — сховищі системи контролю версій за адресою https://github.com/vira-lytvyn/BooksFamily.</text:p>
      <text:p text:style-name="P62"><text:span text:style-name="T1">Прим.№</text:span><text:span text:style-name="T3">4</text:span></text:p>
      <text:p text:style-name="P64"><text:span text:style-name="T36"><text:tab/></text:span><text:span text:style-name="T38">Було прийнято рішення відкласти реалізацію іноваційних підходів до дизайну застосунків і сконцентрувати зусилля на впровадженні основних функціональних можливостей</text:span><text:span text:style-name="T36">.</text:span></text:p>
      <text:p text:style-name="P64"><text:span text:style-name="T36"><text:tab/></text:span><text:span text:style-name="T38">Новітні напрямки в дизайні додатків буде передбачено детальним плануванням проекту та розподілом </text:span><text:span text:style-name="T42">бажаних функціональних доповнень н</text:span><text:span text:style-name="T39">а</text:span><text:span text:style-name="T38"> версі</text:span><text:span text:style-name="T42">ї за пріоритетністю</text:span><text:span text:style-name="T38">.</text:span></text:p>
      <text:p text:style-name="P67"><text:span text:style-name="T5">4. </text:span><text:span text:style-name="T8">Висновок керівника практики від кафедри <text:line-break/>про роботу студента</text:span></text:p>
      <text:p text:style-name="P43"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3"/>
      <text:p text:style-name="P43"><text:span text:style-name="T11">«_____»</text:span><text:span text:style-name="T22"> _______________ </text:span><text:span text:style-name="T11">2</text:span><text:span text:style-name="T22">01__ </text:span><text:span text:style-name="T11">р.</text:span></text:p>
      <text:p text:style-name="P17">Залікова оцінка з практики _____________________________________________</text:p>
      <text:p text:style-name="P18">Підпис керівника практики від Університету ______________________________</text:p>
      <text:p text:style-name="P50">1. Основні положення практики</text:p>
      <text:p text:style-name="P4"/>
      <text:p text:style-name="P69"><text:span text:style-name="T21">1.1.<text:tab/></text:span><text:span text:style-name="T9">Студент, відбуваючи на практику, повинен дістати інструктаж </text:span><text:span text:style-name="T11">керівника </text:span><text:span text:style-name="T9">практики, а також <text:s/>отримати :</text:span></text:p>
      <text:list xml:id="list6256423651726045635" text:style-name="WW8Num3">
        <text:list-item>
          <text:p text:style-name="P80">інструктивний матеріал;</text:p>
        </text:list-item>
        <text:list-item>
          <text:p text:style-name="P80">календарний графік проходження практики;</text:p>
        </text:list-item>
        <text:list-item>
          <text:p text:style-name="P80">скерування на практику.</text:p>
        </text:list-item>
      </text:list>
      <text:p text:style-name="P70"/>
      <text:list xml:id="list2787606211983974324" text:style-name="WW8Num1">
        <text:list-item>
          <text:list>
            <text:list-item>
              <text:p text:style-name="P81">Студент, по прибутті до школи, повинен подати керівникові щоденник, пройти інструктаж з техніки безпеки і пожежної безпеки, ознайомитися з робочим місцем, правилами експлуатації устаткування та уточнити план проходження практики.</text:p>
            </text:list-item>
          </text:list>
        </text:list-item>
      </text:list>
      <text:p text:style-name="P2"/>
      <text:list xml:id="list63460277583107" text:continue-numbering="true" text:style-name="WW8Num1">
        <text:list-item>
          <text:list>
            <text:list-item>
              <text:p text:style-name="P81">Під час проходження практики студент зобов’язаний суворо дотримуватися правил внутрішнього розпорядку підприємства (установи).</text:p>
            </text:list-item>
          </text:list>
        </text:list-item>
      </text:list>
      <text:p text:style-name="P2"/>
      <text:list xml:id="list63460723644773" text:continue-numbering="true" text:style-name="WW8Num1">
        <text:list-item>
          <text:list>
            <text:list-item>
              <text:p text:style-name="P82"><text:span text:style-name="T9">Звіт про практику студент складає відповідно до календарного графіка проходження практики й додаткових вказівок керівників практики від Університету</text:span><text:span text:style-name="T21"> </text:span><text:span text:style-name="T9">та</text:span><text:span text:style-name="T21"> </text:span><text:span text:style-name="T9">від підприємства (установи).</text:span></text:p>
            </text:list-item>
          </text:list>
        </text:list-item>
      </text:list>
      <text:p text:style-name="P2"/>
      <text:list xml:id="list63459739459104" text:continue-numbering="true" text:style-name="WW8Num1">
        <text:list-item>
          <text:list>
            <text:list-item>
              <text:p text:style-name="P81">Практика студента оцінюється відповідно до програми практики за 100-бальною системою й враховується при призначенні стипендії.</text:p>
            </text:list-item>
          </text:list>
        </text:list-item>
      </text:list>
      <text:p text:style-name="P2"/>
      <text:list xml:id="list63460921223520" text:continue-numbering="true" text:style-name="WW8Num1">
        <text:list-item>
          <text:list>
            <text:list-item>
              <text:p text:style-name="P73">Студент, який не виконав вимог практики і дістав негативний відгук про роботу або незадовільну оцінку під час захисту звіту, скеровується повторно на практику під час канікул або у позанавчальний час.</text:p>
            </text:list-item>
          </text:list>
        </text:list-item>
      </text:list>
      <text:p text:style-name="P48"><text:span text:style-name="T5">2. </text:span><text:span text:style-name="T8">Календарний графік проходження практики</text:span></text:p>
      <text:p text:style-name="P4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6"/>
        <table:table-column table:style-name="Table1.J"/>
        <table:table-row table:style-name="Table1.1">
          <table:table-cell table:style-name="Table1.A1" table:number-rows-spanned="2" office:value-type="string">
            <text:p text:style-name="P40"><text:span text:style-name="T6">№ </text:span><text:span text:style-name="T7">п/п</text:span></text:p>
          </table:table-cell>
          <table:table-cell table:style-name="Table1.A1" table:number-rows-spanned="2" office:value-type="string">
            <text:p text:style-name="P9">Назви робіт</text:p>
          </table:table-cell>
          <table:table-cell table:style-name="Table1.C1" table:number-columns-spanned="7" office:value-type="string">
            <text:p text:style-name="P8">Тижні проходження практи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table:number-rows-spanned="2" office:value-type="string">
            <text:p text:style-name="P8">Примітка</text:p>
            <text:p text:style-name="P7">про виконання</text:p>
          </table:table-cell>
        </table:table-row>
        <table:table-row table:style-name="Table1.1">
          <table:covered-table-cell/>
          <table:covered-table-cell/>
          <table:table-cell table:style-name="Table1.C1" office:value-type="string">
            <text:p text:style-name="P40"><text:span text:style-name="T4">1</text:span><text:span text:style-name="T26">й</text:span></text:p>
          </table:table-cell>
          <table:table-cell table:style-name="Table1.C1" office:value-type="string">
            <text:p text:style-name="P40"><text:span text:style-name="T4">2</text:span><text:span text:style-name="T26">й</text:span></text:p>
          </table:table-cell>
          <table:table-cell table:style-name="Table1.C1" office:value-type="string">
            <text:p text:style-name="P40"><text:span text:style-name="T23">3</text:span><text:span text:style-name="T26">й</text:span></text:p>
          </table:table-cell>
          <table:table-cell table:style-name="Table1.C1" office:value-type="string">
            <text:p text:style-name="P40"><text:span text:style-name="T4">4</text:span><text:span text:style-name="T26">й</text:span></text:p>
          </table:table-cell>
          <table:table-cell table:style-name="Table1.C1" office:value-type="string">
            <text:p text:style-name="P40"><text:span text:style-name="T4">5</text:span><text:span text:style-name="T26">й</text:span></text:p>
          </table:table-cell>
          <table:table-cell table:style-name="Table1.C1" office:value-type="string">
            <text:p text:style-name="P40"><text:span text:style-name="T4">6</text:span><text:span text:style-name="T26">й</text:span></text:p>
          </table:table-cell>
          <table:table-cell table:style-name="Table1.C1" office:value-type="string">
            <text:p text:style-name="P40"><text:span text:style-name="T4">7</text:span><text:span text:style-name="T26">й</text:span></text:p>
          </table:table-cell>
          <table:covered-table-cell/>
        </table:table-row>
        <table:table-row table:style-name="Table1.3">
          <table:table-cell table:style-name="Table1.C1" office:value-type="string">
            <text:p text:style-name="P36">1</text:p>
          </table:table-cell>
          <table:table-cell table:style-name="Table1.C1" office:value-type="string">
            <text:p text:style-name="P25">Аналіз найпопулярніших нереляційних БД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3">Прим.№1</text:p>
          </table:table-cell>
        </table:table-row>
        <table:table-row table:style-name="Table1.3">
          <table:table-cell table:style-name="Table1.C1" office:value-type="string">
            <text:p text:style-name="P27">2</text:p>
          </table:table-cell>
          <table:table-cell table:style-name="Table1.C1" office:value-type="string">
            <text:p text:style-name="P28">Проектування моделі БД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3">Прим.№2</text:p>
          </table:table-cell>
        </table:table-row>
        <table:table-row table:style-name="Table1.3">
          <table:table-cell table:style-name="Table1.C1" office:value-type="string">
            <text:p text:style-name="P27">3</text:p>
          </table:table-cell>
          <table:table-cell table:style-name="Table1.C1" office:value-type="string">
            <text:p text:style-name="P30">Підбір оптимальних технологій для розробки архітектури ПЗ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3"/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4">Прим.№3</text:p>
          </table:table-cell>
        </table:table-row>
        <table:table-row table:style-name="Table1.3">
          <table:table-cell table:style-name="Table1.C1" office:value-type="string">
            <text:p text:style-name="P29">4</text:p>
          </table:table-cell>
          <table:table-cell table:style-name="Table1.C1" office:value-type="string">
            <text:p text:style-name="P30">Створення функціонального сервера для обробки запитів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4">Прим.№<text:span text:style-name="T43">2</text:span></text:p>
          </table:table-cell>
        </table:table-row>
        <table:table-row table:style-name="Table1.3">
          <table:table-cell table:style-name="Table1.C1" office:value-type="string">
            <text:p text:style-name="P29">5</text:p>
          </table:table-cell>
          <table:table-cell table:style-name="Table1.C1" office:value-type="string">
            <text:p text:style-name="P30">Проектування <text:span text:style-name="T28">REST full API </text:span><text:span text:style-name="T35">відповідно до моделі БД</text:span>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5">Прим.№2</text:p>
          </table:table-cell>
        </table:table-row>
        <table:table-row table:style-name="Table1.3">
          <table:table-cell table:style-name="Table1.C1" office:value-type="string">
            <text:p text:style-name="P31">6</text:p>
          </table:table-cell>
          <table:table-cell table:style-name="Table1.C1" office:value-type="string">
            <text:p text:style-name="P32">Прототипування ПЗ</text:p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3"/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3">х</text:p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5">Прим.№2 і №4</text:p>
          </table:table-cell>
        </table:table-row>
        <table:table-row table:style-name="Table1.3">
          <table:table-cell table:style-name="Table1.C1" office:value-type="string">
            <text:p text:style-name="P19"/>
          </table:table-cell>
          <table:table-cell table:style-name="Table1.C1" office:value-type="string">
            <text:p text:style-name="P26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7"/>
          </table:table-cell>
        </table:table-row>
        <table:table-row table:style-name="Table1.3">
          <table:table-cell table:style-name="Table1.C1" office:value-type="string">
            <text:p text:style-name="P19"/>
          </table:table-cell>
          <table:table-cell table:style-name="Table1.C1" office:value-type="string">
            <text:p text:style-name="P26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7"/>
          </table:table-cell>
        </table:table-row>
        <table:table-row table:style-name="Table1.3">
          <table:table-cell table:style-name="Table1.C1" office:value-type="string">
            <text:p text:style-name="P19"/>
          </table:table-cell>
          <table:table-cell table:style-name="Table1.C1" office:value-type="string">
            <text:p text:style-name="P26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7"/>
          </table:table-cell>
        </table:table-row>
        <table:table-row table:style-name="Table1.3">
          <table:table-cell table:style-name="Table1.C1" office:value-type="string">
            <text:p text:style-name="P19"/>
          </table:table-cell>
          <table:table-cell table:style-name="Table1.C1" office:value-type="string">
            <text:p text:style-name="P26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C1" office:value-type="string">
            <text:p text:style-name="P37"/>
          </table:table-cell>
          <table:table-cell table:style-name="Table1.J3" office:value-type="string">
            <text:p text:style-name="P37"/>
          </table:table-cell>
        </table:table-row>
      </table:table>
      <text:p text:style-name="P14"/>
      <text:p text:style-name="P14">Підписи керівників практики</text:p>
      <text:p text:style-name="P71">від Університету ____________ <text:s text:c="7"/>від підприємства (установи) ______________</text:p>
      <text:p text:style-name="P72">3. Відгук про роботу студента на практиці та її оцінка</text:p>
      <text:p text:style-name="P2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4"><text:span text:style-name="T9">Підпис керівника практики від підприємства (установи)<text:line-break/>«___» _________________ </text:span><text:span text:style-name="T21">201</text:span><text:span text:style-name="T9">__ р.</text:span></text:p>
      <text:p text:style-name="P1">М. 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Назв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Покажчик" style:family="paragraph" style:parent-style-name="Standard">
      <style:paragraph-properties text:number-lines="false" text:line-number="0"/>
    </style:style>
    <style:style style:name="Абзац_20_списку" style:display-name="Абзац списку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Вміст_20_таблиці" style:display-name="Вміст таблиці" style:family="paragraph" style:parent-style-name="Standard">
      <style:paragraph-properties text:number-lines="false" text:line-number="0"/>
    </style:style>
    <style:style style:name="Заголовок_20_таблиці" style:display-name="Заголовок таблиці" style:family="paragraph" style:parent-style-name="Вміст_20_таблиці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>
      <style:text-properties fo:font-size="14pt" fo:language="uk" fo:country="UA" style:font-size-asian="14pt" style:font-size-complex="14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1"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щоденник практики</meta:keyword>
    <meta:initial-creator>НМВ</meta:initial-creator>
    <meta:creation-date>2012-01-31T12:55:00</meta:creation-date>
    <dc:date>2015-04-20T06:34:58.690000000</dc:date>
    <meta:print-date>2012-01-26T12:58:00</meta:print-date>
    <meta:editing-cycles>31</meta:editing-cycles>
    <meta:editing-duration>PT2H44M54S</meta:editing-duration>
    <meta:generator>LibreOffice/4.4.1.2$Windows_x86 LibreOffice_project/45e2de17089c24a1fa810c8f975a7171ba4cd432</meta:generator>
    <meta:document-statistic meta:table-count="1" meta:image-count="0" meta:object-count="0" meta:page-count="8" meta:paragraph-count="123" meta:word-count="725" meta:character-count="9165" meta:non-whitespace-character-count="8505"/>
  </office:meta>
</office:document-meta>
</file>